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2_1212663976"/><office:annotation><dc:date>2011-04-13T14:35:41</dc:date><text:p>&lt;!--StartFragment--&gt;</text:p></office:annotation>I figur \ref{Plot av egenskaper til medlemmer på gruppen} har vi brukt den ene prosessøvelsen til å</text:p>
      <text:p text:style-name="P1">lage et plot over egenskapene til gruppemedlemmene. Vi ser at de personlege egenskapene er reflektert i de rollene gruppemedlemmer har tatt på gruppen. Som gruppas kritiker ser vi at Knut skårer høyt på punktet; setter spørsmålstegn ved teamets avgjørelser. Han skårer og høyere på punktet; trekker seg ut av teamet; som igjen kan trekkes tilbake til at han har en lederposisjon ved implementering av programmet, et noe selvstendig arbeid. Joakim skiller seg mest fra gruppen på punktet; Bidrar til at teamet sporer av. Det kan relateres tilbake til Joakim's rolle som energigiver. Den beste måten å lade opp att for videre jobbing av prosjekt er ofte ved å få litt atspredelse fra selve oppgavejobbingen. Åsmund skårer høyt på punkta; tar initiativ og søker info og opplysninger. Dette kan relateres tilbake til lederrollen Åsmund har tatt for fysikkdelen av prosjektet, som er veldig teoretisk. (Når en prøver å modellere en prosess realistisk kan modellen raskt bli komplisert. Det er da viktig at vi har nok informasjon til å kunne gjøre forenklinger som fremdeles resulterer i et realistisk modell). Turid er den som skårer høyest på punktet; dominerer og koordinerer, samordner, søker enighet, som igjen kan relateres tilbake til den rollen hun har hatt som sosial-emosjonell leder. Ellers legg vi merke til at gruppa generelt er flinke til å ta initiativ, søke info/opplysninger og gi uttrykk for sine meninger. Paul er den i teamet som er mest oppgavefokusert, og vi ser en tendens i modellen til at han skårer noe høyere på punktet tilbakeholden i teamet.<text:bookmark-end text:name="__DdeLink__12_1212663976"/><office:annotation><dc:date>2011-04-13T14:35:41</dc:date><text:p>&lt;!--EndFragment--&gt;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urid Solberg</meta:initial-creator>
    <meta:creation-date>2011-04-13T14:35:39</meta:creation-date>
    <dc:date>2011-04-14T15:35:44</dc:date>
    <dc:creator>Turid Solberg</dc:creator>
    <meta:editing-duration>PT00H12M12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271" meta:character-count="1665"/>
  </office:meta>
</office:document-meta>
</file>